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8faf"/>
    </style:style>
    <style:style style:name="P2" style:family="paragraph" style:parent-style-name="Standard">
      <style:text-properties officeooo:paragraph-rsid="00186e6a"/>
    </style:style>
    <style:style style:name="P3" style:family="paragraph" style:parent-style-name="Standard">
      <style:text-properties officeooo:paragraph-rsid="0018a357"/>
    </style:style>
    <style:style style:name="P4" style:family="paragraph" style:parent-style-name="Standard">
      <style:text-properties officeooo:rsid="00168faf" officeooo:paragraph-rsid="00168faf"/>
    </style:style>
    <style:style style:name="P5" style:family="paragraph" style:parent-style-name="Standard">
      <style:text-properties officeooo:paragraph-rsid="001b3fd6"/>
    </style:style>
    <style:style style:name="P6" style:family="paragraph" style:parent-style-name="Standard">
      <style:text-properties officeooo:paragraph-rsid="001abc92"/>
    </style:style>
    <style:style style:name="P7" style:family="paragraph" style:parent-style-name="Standard">
      <style:text-properties officeooo:rsid="001dba9d" officeooo:paragraph-rsid="001dba9d"/>
    </style:style>
    <style:style style:name="P8" style:family="paragraph" style:parent-style-name="Standard">
      <style:text-properties officeooo:paragraph-rsid="001abc92"/>
    </style:style>
    <style:style style:name="P9" style:family="paragraph" style:parent-style-name="Standard">
      <style:text-properties officeooo:rsid="001deaad" officeooo:paragraph-rsid="001deaad"/>
    </style:style>
    <style:style style:name="P10" style:family="paragraph" style:parent-style-name="Text_20_body" style:list-style-name="L1">
      <style:text-properties officeooo:paragraph-rsid="001deaad"/>
    </style:style>
    <style:style style:name="P11" style:family="paragraph" style:parent-style-name="Text_20_body" style:list-style-name="L2">
      <style:text-properties officeooo:paragraph-rsid="001abc92"/>
    </style:style>
    <style:style style:name="P12" style:family="paragraph" style:parent-style-name="Text_20_body">
      <style:text-properties officeooo:paragraph-rsid="001deaad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8faf"/>
    </style:style>
    <style:style style:name="T2" style:family="text">
      <style:text-properties officeooo:rsid="00186e6a"/>
    </style:style>
    <style:style style:name="T3" style:family="text">
      <style:text-properties officeooo:rsid="001b3fd6"/>
    </style:style>
    <style:style style:name="T4" style:family="text">
      <style:text-properties officeooo:rsid="001deaa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07826318" text:style-name="L2">
        <text:list-item>
          <text:p text:style-name="P11"><text:span text:style-name="Strong_20_Emphasis">age</text:span>: The person's age in years </text:p>
        </text:list-item>
      </text:list>
      <text:list xml:id="list341540259" text:style-name="L1">
        <text:list-item>
          <text:p text:style-name="P13"><text:span text:style-name="Strong_20_Emphasis">sex</text:span>: The person's sex (1 = male, 0 = female) </text:p>
        </text:list-item>
        <text:list-item>
          <text:p text:style-name="P13"><text:span text:style-name="Strong_20_Emphasis">cp:</text:span> The chest pain experienced (Value 1: typical angina, Value 2: atypical angina, Value 3: non-anginal pain, Value 4: asymptomatic) </text:p>
        </text:list-item>
        <text:list-item>
          <text:p text:style-name="P13"><text:span text:style-name="Strong_20_Emphasis">trestbps:</text:span> The person's resting blood pressure (mm Hg on admission to the hospital) </text:p>
        </text:list-item>
        <text:list-item>
          <text:p text:style-name="P13"><text:span text:style-name="Strong_20_Emphasis">chol:</text:span> The person's cholesterol measurement in mg/dl </text:p>
        </text:list-item>
        <text:list-item>
          <text:p text:style-name="P13"><text:span text:style-name="Strong_20_Emphasis">fbs:</text:span> The person's fasting blood sugar (&gt; 120 mg/dl, 1 = true; 0 = false) </text:p>
        </text:list-item>
        <text:list-item>
          <text:p text:style-name="P13"><text:span text:style-name="Strong_20_Emphasis">restecg:</text:span> Resting electrocardiographic measurement (0 = normal, 1 = having ST-T wave abnormality, 2 = showing probable or definite left ventricular hypertrophy by Estes' criteria) </text:p>
        </text:list-item>
        <text:list-item>
          <text:p text:style-name="P13"><text:span text:style-name="Strong_20_Emphasis">thalach:</text:span> The person's maximum heart rate achieved </text:p>
        </text:list-item>
        <text:list-item>
          <text:p text:style-name="P13"><text:span text:style-name="Strong_20_Emphasis">exang:</text:span> Exercise induced angina (1 = yes; 0 = no) </text:p>
        </text:list-item>
        <text:list-item>
          <text:p text:style-name="P13"><text:span text:style-name="Strong_20_Emphasis">oldpeak:</text:span> ST depression induced by exercise relative to rest ('ST' relates to positions on the ECG plot. See more <text:a xlink:type="simple" xlink:href="https://litfl.com/st-segment-ecg-library/" text:style-name="Internet_20_link" text:visited-style-name="Visited_20_Internet_20_Link">here</text:a>) </text:p>
        </text:list-item>
        <text:list-item>
          <text:p text:style-name="P13"><text:span text:style-name="Strong_20_Emphasis">slope:</text:span> the slope of the peak exercise ST segment (Value 1: upsloping, Value 2: flat, Value 3: downsloping) </text:p>
        </text:list-item>
        <text:list-item>
          <text:p text:style-name="P13"><text:span text:style-name="Strong_20_Emphasis">ca:</text:span> The number of major vessels (0-3) </text:p>
        </text:list-item>
        <text:list-item>
          <text:p text:style-name="P13"><text:span text:style-name="Strong_20_Emphasis">thal:</text:span> A blood disorder called thalassemia (3 = normal; 6 = fixed defect; 7 = reversable defect) </text:p>
        </text:list-item>
        <text:list-item>
          <text:p text:style-name="P10"><text:span text:style-name="Strong_20_Emphasis">target:</text:span> Heart disease (0 = no, 1 = yes) </text:p>
        </text:list-item>
      </text:list>
      <text:p text:style-name="P12"/>
      <text:p text:style-name="P6">--- <text:span text:style-name="T4">Comments in Catalan language.</text:span></text:p>
      <text:p text:style-name="P6"/>
      <text:p text:style-name="P1">&gt; 1. age <text:line-break/>&gt; 2. sex <text:line-break/>&gt; 3. chest pain type (4 values) : <text:span text:style-name="T1">depèn del tipus de dolor, és més sugestiu de cardiopatia isquèmica (problema a la coronaria, <text:s/>el més greu dels quals seria l’infart, oclusió complerta arteria coronaria)</text:span></text:p>
      <text:p text:style-name="P4">un altre dolor pot ser suggestiu de dissecció aòrtica. </text:p>
      <text:p text:style-name="P5">Value 1: typical angina -- Value 2: atypical angina -- Value 3: non-anginal pain -- Value <text:span text:style-name="T3">0</text:span>: asymptomatic <text:line-break/>&gt; 4. resting blood pressure. <text:span text:style-name="T1">Si el valor és alt, vol dir hipertens, factor de risc. </text:span><text:line-break/>&gt; 5. serum cholestoral in mg/dl . <text:span text:style-name="T1">Si el valor és alt, vol dir hipertens, factor de risc. </text:span><text:line-break/>&gt; 6. fasting blood sugar &gt; 120 mg/dl <text:span text:style-name="T1">Si el valor és alt, és hiperglicèmia. Alts valors d’hiperglicèmia es relacionen amb diabètis, factor de risc. </text:span></text:p>
      <text:p text:style-name="P1"><text:span text:style-name="T1">Altres factors: tabaquisme, sedenterisme, obesitat, cocaina, antecedents familiars.</text:span><text:line-break/>&gt; 7. resting electrocardiographic results (values 0,1,2). <text:span text:style-name="T1">Si ja has patit abans algun event cardiològic. Si ja has tingut alguna cardiopatia, el resultat electrocardiogràfic canvia. </text:span><text:line-break/>&gt; 8. maximum heart rate achieved. <text:span text:style-name="T1">Extrems malament. </text:span><text:line-break/>&gt; 9. exercise induced angina <text:span text:style-name="T1">angina = isquemia cardiaca transitòria en el moment de major demanda energètica, en exercisi, altura, etc. Angina , fenomen clínic.</text:span><text:line-break/>&gt; 10. oldpeak = ST depression induced by exercise relative to rest . <text:span text:style-name="T1">Canvi elèctric suggestiu a isquemia cardiaca. Fenomen elètric del mateix que l’angina. </text:span></text:p>
      <text:p text:style-name="P1"><text:span text:style-name="T1">Angina és reversible. Infart és establert fins que es “repara”.</text:span><text:line-break/>&gt; 11. the slope of the peak exercise ST segment . <text:span text:style-name="T1">ST= part de lelectrocardiograma. EN un infart per oclusió complerta d’una arteria coronaria, puja el ST. dos tipus d’infarts, amb ascens de ST I sense. SI el ST està descent també és suggestiu d’isquemia. <text:s/></text:span><text:line-break/>&gt; 12. number of major vessels (0-3) colored by flourosopy. ??<text:line-break/>&gt; 13. thal: 3 = normal; 6 = fixed defect; 7 = reversable defect ??</text:p>
      <text:p text:style-name="P7">&gt; 14. target: No explanation. I guess it’s the presence of heart attack.</text:p>
      <text:p text:style-name="P9"><text:soft-page-break/>Other interesting factors found in the raw data.</text:p>
      <text:p text:style-name="P1"/>
      <text:p text:style-name="P2">Complete attribute documentation: <text:span text:style-name="T2">5</text:span> painloc: chest pain location (1 = substernal; 0 = otherwise) </text:p>
      <text:p text:style-name="P2">6 painexer (1 = provoked by exertion; 0 = otherwise) </text:p>
      <text:p text:style-name="P2">7 relrest (1 = relieved after rest; 0 = otherwise) </text:p>
      <text:p text:style-name="P2"><text:s/>9 cp: chest pain type -- Value 1: typical angina -- Value 2: atypical angina -- Value 3: non-anginal pain -- Value 4: asymptomatic </text:p>
      <text:p text:style-name="P2">10 trestbps: resting blood pressure (in mm Hg on admission to the hospital) </text:p>
      <text:p text:style-name="P2">11 htn </text:p>
      <text:p text:style-name="P2">12 chol: serum cholestoral in mg/dl </text:p>
      <text:p text:style-name="P2">13 smoke: I believe this is 1 = yes; 0 = no (is or is not a smoker) </text:p>
      <text:p text:style-name="P2">14 cigs (cigarettes per day) </text:p>
      <text:p text:style-name="P2">15 years (number of years as a smoker)</text:p>
      <text:p text:style-name="P2">16 fbs: (fasting blood sugar &gt; 120 mg/dl) (1 = true; 0 = false) </text:p>
      <text:p text:style-name="P2">17 dm (1 = history of diabetes; 0 = no such history) </text:p>
      <text:p text:style-name="P2">18 famhist: family history of coronary artery disease (1 = yes; 0 = no) </text:p>
      <text:p text:style-name="P2">19 restecg: resting electrocardiographic results -- Value 0: normal -- Value 1: having ST-T wave abnormality (T wave inversions and/or ST elevation or depression of &gt; 0.05 mV) -- Value 2: showing probable or definite left ventricular hypertrophy by Estes' criteria </text:p>
      <text:p text:style-name="P2">38 exang: exercise induced angina (1 = yes; 0 = no) <text:s/></text:p>
      <text:p text:style-name="P2">40 oldpeak = ST depression induced by exercise relative to rest </text:p>
      <text:p text:style-name="P2">41 slope: the slope of the peak exercise ST segment -- Value 1: upsloping -- Value 2: flat -- Value 3: downsloping </text:p>
      <text:p text:style-name="P2">44 ca: number of major vessels (0-3) colored by flourosopy </text:p>
      <text:p text:style-name="P2">47 restef: rest raidonuclid (sp?) ejection fraction </text:p>
      <text:p text:style-name="P2">48 restwm: rest wall (sp?) motion abnormality 0 = none 1 = mild or moderate 2 = moderate or severe 3 = akinesis or dyskmem (sp?) </text:p>
      <text:p text:style-name="P2">49 exeref: exercise radinalid (sp?) ejection fraction</text:p>
      <text:p text:style-name="P3">58 num: diagnosis of heart disease (angiographic disease status) -- Value 0: &lt; 50% diameter narrowing -- Value 1: &gt; 50% diameter narrowing (in any major vessel: attributes </text:p>
      <text:p text:style-name="P3">59 through 68 are vessels):</text:p>
      <text:p text:style-name="P3"><text:s/></text:p>
      <text:p text:style-name="P2">59 lmt </text:p>
      <text:p text:style-name="P2">60 ladprox </text:p>
      <text:p text:style-name="P2">61 laddist</text:p>
      <text:p text:style-name="P2">62 diag</text:p>
      <text:p text:style-name="P2">63 cxmain</text:p>
      <text:p text:style-name="P2">64 ramus</text:p>
      <text:p text:style-name="P3">65 om1</text:p>
      <text:p text:style-name="P3">66 om2</text:p>
      <text:p text:style-name="P3">67 rcaprox</text:p>
      <text:p text:style-name="P3">68 rcadis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4:26:47.023926946</meta:creation-date>
    <meta:editing-duration>PT14H48M36S</meta:editing-duration>
    <meta:editing-cycles>4</meta:editing-cycles>
    <meta:generator>LibreOffice/6.0.7.3$Linux_X86_64 LibreOffice_project/00m0$Build-3</meta:generator>
    <dc:date>2019-04-04T23:59:13.781613743</dc:date>
    <meta:document-statistic meta:table-count="0" meta:image-count="0" meta:object-count="0" meta:page-count="2" meta:paragraph-count="56" meta:word-count="860" meta:character-count="4905" meta:non-whitespace-character-count="4062"/>
  </office:meta>
</office:document-meta>
</file>